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D0000014B2B036461.png"/>
  <manifest:file-entry manifest:media-type="image/png" manifest:full-path="Pictures/100002010000033B0000023C16F07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Unknown" svg:font-family="Unknown"/>
    <style:font-face style:name="Courier New1" svg:font-family="'Courier New'" style:font-family-generic="modern"/>
    <style:font-face style:name="LiberationSerif" svg:font-family="LiberationSerif" style:font-family-generic="roma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Sans" svg:font-family="Open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 style:data-style-name="N0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Standard">
      <style:text-properties style:font-name="Open Sans" fo:font-size="11pt" fo:font-weight="normal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P27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8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29" style:family="paragraph" style:parent-style-name="Text_20_body">
      <style:text-properties style:font-name="Open Sans" fo:font-size="11pt" fo:font-weight="normal"/>
    </style:style>
    <style:style style:name="P30" style:family="paragraph" style:parent-style-name="Text_20_body">
      <style:text-properties style:font-name="Open Sans" fo:font-size="11pt" fo:font-weight="normal" style:font-weight-asian="normal" style:font-weight-complex="normal"/>
    </style:style>
    <style:style style:name="P31" style:family="paragraph" style:parent-style-name="Text_20_body">
      <style:text-properties style:font-name="Open Sans" fo:font-size="11pt" fo:language="fr" fo:country="FR" fo:font-weight="normal"/>
    </style:style>
    <style:style style:name="P32" style:family="paragraph" style:parent-style-name="Text_20_body">
      <style:text-properties style:font-name="Open Sans" fo:font-size="11pt" fo:font-weight="bold" style:font-weight-asian="bold" style:font-weight-complex="bold"/>
    </style:style>
    <style:style style:name="P33" style:family="paragraph" style:parent-style-name="Text_20_body">
      <style:text-properties style:font-name="Open Sans" fo:font-weight="normal" style:font-weight-asian="normal" style:font-weight-complex="normal"/>
    </style:style>
    <style:style style:name="P34" style:family="paragraph" style:parent-style-name="Text_20_body">
      <style:text-properties style:use-window-font-color="true" style:font-name="Open Sans" fo:font-size="11pt" fo:font-weight="normal"/>
    </style:style>
    <style:style style:name="P35" style:family="paragraph" style:parent-style-name="Text_20_body">
      <style:text-properties style:use-window-font-color="true" style:font-name="Open Sans" fo:font-size="11pt" fo:font-weight="normal" style:font-name-asian="LiberationSerif" style:font-size-asian="14pt" style:font-weight-asian="normal" style:font-name-complex="LiberationSerif" style:font-size-complex="14pt" style:font-weight-complex="normal"/>
    </style:style>
    <style:style style:name="P36" style:family="paragraph" style:parent-style-name="Text_20_body">
      <style:text-properties style:use-window-font-color="true" fo:font-weight="normal" style:font-weight-asian="normal" style:font-weight-complex="normal"/>
    </style:style>
    <style:style style:name="P37" style:family="paragraph" style:parent-style-name="Text_20_body">
      <style:text-properties fo:language="fr" fo:country="FR"/>
    </style:style>
    <style:style style:name="P38" style:family="paragraph" style:parent-style-name="Text_20_body">
      <style:text-properties fo:language="fr" fo:country="FR" fo:background-color="transparent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Balise">
      <style:text-properties style:use-window-font-color="true"/>
    </style:style>
    <style:style style:name="P43" style:family="paragraph" style:parent-style-name="Code">
      <style:text-properties style:font-name="DejaVu Sans1" fo:font-size="10pt" style:font-size-asian="10pt" style:font-size-complex="10pt"/>
    </style:style>
    <style:style style:name="P44" style:family="paragraph" style:parent-style-name="Tableau_20_entête">
      <style:paragraph-properties fo:text-align="center" style:justify-single-word="false"/>
    </style:style>
    <style:style style:name="P45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fo:color="#ffffff"/>
    </style:style>
    <style:style style:name="P47" style:family="paragraph" style:parent-style-name="Heading_20_3">
      <style:paragraph-properties fo:keep-with-next="always"/>
      <style:text-properties style:font-name="Open Sans" fo:font-weight="bold"/>
    </style:style>
    <style:style style:name="P48" style:family="paragraph" style:parent-style-name="Contents_20_2">
      <style:paragraph-properties fo:margin-top="0.102cm" fo:margin-bottom="0.102cm">
        <style:tab-stops>
          <style:tab-stop style:position="16.903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 fo:margin-top="0.102cm" fo:margin-bottom="0.102cm">
        <style:tab-stops>
          <style:tab-stop style:position="17.403cm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fo:language="fr" fo:country="FR"/>
    </style:style>
    <style:style style:name="P51" style:family="paragraph" style:parent-style-name="Contents_20_3">
      <style:paragraph-properties fo:margin-top="0.102cm" fo:margin-bottom="0.102cm">
        <style:tab-stops>
          <style:tab-stop style:position="16.404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 fo:margin-top="0.102cm" fo:margin-bottom="0.102cm">
        <style:tab-stops>
          <style:tab-stop style:position="15.905cm" style:type="right" style:leader-style="dotted" style:leader-text="."/>
        </style:tab-stops>
      </style:paragraph-properties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text-properties fo:font-weight="bold" style:font-weight-asian="bold" style:font-weight-complex="bold"/>
    </style:style>
    <style:style style:name="P55" style:family="paragraph" style:parent-style-name="Text_20_body" style:list-style-name="L3">
      <style:text-properties fo:font-weight="bold" style:font-weight-asian="bold" style:font-weight-complex="bold"/>
    </style:style>
    <style:style style:name="P56" style:family="paragraph" style:parent-style-name="Text_20_body" style:list-style-name="L4">
      <style:text-properties fo:font-weight="bold" style:font-weight-asian="bold" style:font-weight-complex="bold"/>
    </style:style>
    <style:style style:name="P57" style:family="paragraph" style:parent-style-name="Text_20_body" style:list-style-name="L5">
      <style:text-properties fo:font-weight="bold" style:font-weight-asian="bold" style:font-weight-complex="bold"/>
    </style:style>
    <style:style style:name="P58" style:family="paragraph" style:parent-style-name="Text_20_body" style:list-style-name="L2"/>
    <style:style style:name="P59" style:family="paragraph" style:parent-style-name="Text_20_body" style:list-style-name="L3"/>
    <style:style style:name="P60" style:family="paragraph" style:parent-style-name="Text_20_body" style:list-style-name="L3">
      <style:text-properties style:font-name="Open Sans" fo:font-size="11pt" fo:font-weight="normal"/>
    </style:style>
    <style:style style:name="P61" style:family="paragraph" style:parent-style-name="Text_20_body" style:list-style-name="L5">
      <style:text-properties style:font-name="Open Sans" fo:font-size="11pt" fo:font-weight="normal" style:font-weight-asian="normal" style:font-weight-complex="normal"/>
    </style:style>
    <style:style style:name="P62" style:family="paragraph" style:parent-style-name="Text_20_body" style:list-style-name="L6">
      <style:text-properties style:font-name="Open Sans" fo:font-size="11pt" fo:font-weight="normal" style:font-weight-asian="normal" style:font-weight-complex="normal"/>
    </style:style>
    <style:style style:name="P63" style:family="paragraph" style:parent-style-name="Text_20_body" style:list-style-name="L5">
      <style:text-properties style:font-name="Open Sans" fo:font-size="11pt" fo:font-weight="normal"/>
    </style:style>
    <style:style style:name="P64" style:family="paragraph" style:parent-style-name="Text_20_body" style:list-style-name="L5">
      <style:text-properties style:font-name="Open Sans" fo:font-size="11pt" fo:font-weight="bold" style:font-weight-asian="bold" style:font-weight-complex="bold"/>
    </style:style>
    <style:style style:name="P65" style:family="paragraph" style:parent-style-name="Text_20_body" style:list-style-name="L4"/>
    <style:style style:name="P66" style:family="paragraph" style:parent-style-name="Text_20_body" style:list-style-name="L5"/>
    <style:style style:name="P67" style:family="paragraph" style:parent-style-name="Text_20_body" style:list-style-name="L5">
      <style:text-properties fo:font-weight="normal" style:font-weight-asian="normal" style:font-weight-complex="normal"/>
    </style:style>
    <style:style style:name="P68" style:family="paragraph" style:parent-style-name="Text_20_body" style:list-style-name="L6">
      <style:text-properties style:use-window-font-color="true" style:font-name="Open Sans" fo:font-size="11pt" fo:font-weight="normal" style:font-weight-asian="normal" style:font-weight-complex="normal"/>
    </style:style>
    <style:style style:name="P69" style:family="paragraph" style:parent-style-name="Text_20_body" style:list-style-name="L5">
      <style:paragraph-properties fo:padding="0.049cm" fo:border="0.002cm solid #000000" style:shadow="none"/>
    </style:style>
    <style:style style:name="P70" style:family="paragraph" style:parent-style-name="Text_20_body" style:list-style-name="L5">
      <style:paragraph-properties fo:padding="0.049cm" fo:border="0.002cm solid #000000" style:shadow="none"/>
      <style:text-properties style:font-name="Open Sans" fo:font-size="11pt" fo:font-weight="bold" style:font-weight-asian="bold" style:font-weight-complex="bold"/>
    </style:style>
    <style:style style:name="P71" style:family="paragraph" style:parent-style-name="Text_20_body" style:list-style-name="L5">
      <style:paragraph-properties fo:padding="0.049cm" fo:border="0.002cm solid #000000" style:shadow="none"/>
      <style:text-properties fo:font-weight="bold" style:font-weight-asian="bold" style:font-weight-complex="bold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Open Sans" fo:font-size="11pt"/>
    </style:style>
    <style:style style:name="T6" style:family="text">
      <style:text-properties style:font-name="Open Sans" fo:font-size="11pt" fo:font-weight="normal" style:font-weight-asian="normal" style:font-weight-complex="normal"/>
    </style:style>
    <style:style style:name="T7" style:family="text">
      <style:text-properties style:font-name="Open Sans" fo:font-size="11pt" fo:font-weight="bold" style:font-weight-asian="bold" style:font-weight-complex="bold"/>
    </style:style>
    <style:style style:name="T8" style:family="text">
      <style:text-properties style:font-name="Open Sans" fo:font-size="11pt" fo:language="fr" fo:country="FR" fo:font-weight="normal"/>
    </style:style>
    <style:style style:name="T9" style:family="text">
      <style:text-properties style:font-name="Open Sans" fo:font-weight="bold"/>
    </style:style>
    <style:style style:name="T10" style:family="text">
      <style:text-properties style:font-name-asian="OpenSans" style:font-size-asian="14pt" style:font-weight-asian="normal" style:font-name-complex="OpenSans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fo:color="#000000" style:font-name="Open Sans" fo:font-size="11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Système de gestion de Pizzerias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1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Sylvain Rieutor</text:user-defined></text:p>
            <text:p text:style-name="P9"><text:user-defined style:data-style-name="N0" text:name="Auteur_Role">Dévelopeur</text:user-defined></text:p>
          </table:table-cell>
        </table:table-row>
      </table:table>
      <text:p text:style-name="P11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9">1 -Versions<text:tab/>3</text:p>
          <text:p text:style-name="P49">2 -Introduction<text:tab/>4</text:p>
          <text:p text:style-name="P48">2.1 -Objet du document<text:tab/>4</text:p>
          <text:p text:style-name="P48">2.2 -Références<text:tab/>4</text:p>
          <text:p text:style-name="P49">3 -Pré-requis<text:tab/>5</text:p>
          <text:p text:style-name="P48">3.1 -Système<text:tab/>5</text:p>
          <text:p text:style-name="P51">3.1.1 -Serveur de Base de données<text:tab/>5</text:p>
          <text:p text:style-name="P52">3.1.1.1 -Caractéristiques techniques<text:tab/>5</text:p>
          <text:p text:style-name="P51">3.1.2 -Serveur Web<text:tab/>5</text:p>
          <text:p text:style-name="P52">3.1.2.1 -Caractéristiques techniques<text:tab/>5</text:p>
          <text:p text:style-name="P48">3.2 -Bases de données<text:tab/>6</text:p>
          <text:p text:style-name="P48">3.3 -Web-services<text:tab/>6</text:p>
          <text:p text:style-name="P48">3.4 -Ressources<text:tab/>6</text:p>
          <text:p text:style-name="P49">4 -Procédure de déploiement<text:tab/>7</text:p>
          <text:p text:style-name="P48">4.1 -Déploiement de l'Application Web<text:tab/>7</text:p>
          <text:p text:style-name="P51">4.1.1 -Composition de l'application<text:tab/>7</text:p>
          <text:p text:style-name="P51">4.1.2 -Environnement de l’application web<text:tab/>7</text:p>
          <text:p text:style-name="P52">4.1.2.1 -Variables d’environnement<text:tab/>7</text:p>
          <text:p text:style-name="P51">4.1.3 -Répertoire de configuration applicatif<text:tab/>8</text:p>
          <text:p text:style-name="P51">4.1.4 -Déploiement<text:tab/>8</text:p>
          <text:p text:style-name="P51">4.1.5 -Vérifications<text:tab/>13</text:p>
          <text:p text:style-name="P49">5 -Procédure de démarrage / arrêt<text:tab/>14</text:p>
          <text:p text:style-name="P48">5.1 -Base de données<text:tab/>14</text:p>
          <text:p text:style-name="P51">5.1.1 -Démarrage:<text:tab/>14</text:p>
          <text:p text:style-name="P51">5.1.2 -Arrêt:<text:tab/>14</text:p>
          <text:p text:style-name="P48">5.2 -Application web<text:tab/>14</text:p>
          <text:p text:style-name="P51">5.2.1 -Démarrage:<text:tab/>14</text:p>
          <text:p text:style-name="P51">5.2.2 -Arrêt:<text:tab/>14</text:p>
          <text:p text:style-name="P49">6 -Procédure de mise à jour<text:tab/>15</text:p>
          <text:p text:style-name="P48">6.1 -Base de données<text:tab/>15</text:p>
          <text:p text:style-name="P48">6.2 -Application web<text:tab/>15</text:p>
          <text:p text:style-name="P49">7 -Supervision/Monitoring<text:tab/>16</text:p>
          <text:p text:style-name="P48">7.1 -Supervision de l’application web<text:tab/>16</text:p>
          <text:p text:style-name="P45">8 -Annexes<text:tab/>17</text:p>
        </text:index-body>
      </text:table-of-content>
      <text:p text:style-name="P42"/>
      <text:h text:style-name="P4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4">Auteur</text:p>
          </table:table-cell>
          <table:table-cell table:style-name="Tableau7.A1" office:value-type="string">
            <text:p text:style-name="P4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4">Version</text:p>
          </table:table-cell>
        </table:table-row>
        <table:table-row table:style-name="Tableau7.2">
          <table:table-cell table:style-name="Tableau7.A2" office:value-type="string">
            <text:p text:style-name="P20">SRR</text:p>
          </table:table-cell>
          <table:table-cell table:style-name="Tableau7.B2" office:value-type="date" office:date-value="2020-05-01">
            <text:p text:style-name="P20">01/05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float" office:value="1">
            <text:p text:style-name="P20">1</text:p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</table:table>
      <text:p text:style-name="P43"/>
      <text:p text:style-name="P27"/>
      <text:h text:style-name="Heading_20_1" text:outline-level="1">Introduction</text:h>
      <text:h text:style-name="Heading_20_2" text:outline-level="2">Objet du document</text:h>
      <text:p text:style-name="P34">L<text:span text:style-name="T10">e présent document constitue le dossier d'exploitation du système de gestion </text:span>du groupe de pizzeria.</text:p>
      <text:p text:style-name="P34"/>
      <text:p text:style-name="P35">Ce document à pour principal objectif de documenter les informations essentielles pour une bonne utilisation et la maintenance de l'application.</text:p>
      <text:h text:style-name="Heading_20_2" text:outline-level="2">Références</text:h>
      <text:p text:style-name="Text_20_body"/>
      <text:p text:style-name="Text_20_body">Pour de plus amples informations, se référer aux documents suivants :</text:p>
      <text:list xml:id="list91508450101342801" text:style-name="L1">
        <text:list-item>
          <text:p text:style-name="P53"><text:span text:style-name="T4">OC-AF-1:</text:span> Dossier d'Analyse fonctionnelle</text:p>
        </text:list-item>
        <text:list-item>
          <text:p text:style-name="P54">OC-ST-1: <text:span text:style-name="T11">Dossier de Spécifications Techniques</text:span></text:p>
        </text:list-item>
      </text:list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P37"/>
      <text:p text:style-name="P31">Le SGBD utilisé sera PostrgreSQL (PSQL), il sera installé lors de la préparation du serveur.</text:p>
      <text:p text:style-name="P31">Un utilisateur avec les droits nécessaires sera crée.</text:p>
      <text:h text:style-name="Heading_20_4" text:outline-level="4">Caractéristiques techniques</text:h>
      <text:p text:style-name="Text_20_body"/>
      <text:p text:style-name="P38">La base de donnée sera hébergé dans le même VPS que l'application.</text:p>
      <text:p text:style-name="P38">Voir caractéristiques techniques du serveur.</text:p>
      <text:p text:style-name="P38">Un utilisateur sera crée et ajouté au groupe SUDO</text:p>
      <text:h text:style-name="Heading_20_3" text:outline-level="3">Serveur Web</text:h>
      <text:p text:style-name="P37"/>
      <text:p text:style-name="P37">Le serveur web sera préparé avec les applications <text:span text:style-name="T4">Django</text:span>, <text:span text:style-name="T4">Nginx</text:span> et <text:span text:style-name="T4">Gunicorn</text:span> dans leur dernières version.</text:p>
      <text:h text:style-name="P50" text:outline-level="4">Caractéristiques techniques</text:h>
      <text:p text:style-name="P37"/>
      <text:p text:style-name="P37">L'application sera déployée sur un serveur VPS (Serveur Privé Virtuel)</text:p>
      <text:p text:style-name="P37">Nous recommandons l'offre <text:span text:style-name="T4">Value VPS SSD 1</text:span> de l’hébergeur <text:span text:style-name="T4">OVH</text:span>.</text:p>
      <text:p text:style-name="P37"/>
      <text:p text:style-name="P37">Processeur : <text:span text:style-name="T4">1vCore</text:span></text:p>
      <text:p text:style-name="P37">Mémoire : <text:span text:style-name="T4">2Go</text:span></text:p>
      <text:p text:style-name="P37">Stockage : <text:span text:style-name="T4">40 Go NV/Me</text:span></text:p>
      <text:p text:style-name="P37">Bande passante : <text:span text:style-name="T4">250 <text:s/>Mbit/s - trafic illimité</text:span></text:p>
      <text:p text:style-name="P31"/>
      <text:p text:style-name="P37">Voir les offres de VPS sur OVH :</text:p>
      <text:p text:style-name="Text_20_body"><text:a xlink:type="simple" xlink:href="https://www.ovhcloud.com/fr/vps/" text:style-name="Internet_20_link" text:visited-style-name="Visited_20_Internet_20_Link">https://www.ovhcloud.com/fr/vps/</text:a><text:span text:style-name="T8"> </text:span></text:p>
      <text:p text:style-name="P31"/>
      <text:h text:style-name="Heading_20_2" text:outline-level="2"><text:soft-page-break/>Bases de données</text:h>
      <text:p text:style-name="Text_20_body"/>
      <text:p text:style-name="Text_20_body">L'ORM de Django sera utilisé</text:p>
      <text:p text:style-name="Text_20_body">Les bases de données et schémas suivants doivent être accessibles et à jour :</text:p>
      <text:list xml:id="list5707321315966256839" text:style-name="L2">
        <text:list-item>
          <text:p text:style-name="P58"><text:span text:style-name="T4">PSQL:</text:span> version 10.12</text:p>
        </text:list-item>
      </text:list>
      <text:p text:style-name="Text_20_body"/>
      <text:h text:style-name="Heading_20_2" text:outline-level="2">Web-services</text:h>
      <text:p text:style-name="Text_20_body"/>
      <text:p text:style-name="Text_20_body">Un abonnement à un service de paiemant en ligne <text:span text:style-name="T4">Paypal</text:span></text:p>
      <text:p text:style-name="Text_20_body">Voir les informations sur ce service:</text:p>
      <text:p text:style-name="Text_20_body"><text:a xlink:type="simple" xlink:href="https://www.paypal.com/fr/webapps/mpp/merchant" text:style-name="Internet_20_link" text:visited-style-name="Visited_20_Internet_20_Link">https://www.paypal.com/fr/webapps/mpp/merchant</text:a> </text:p>
      <text:p text:style-name="Text_20_body"/>
      <text:h text:style-name="Heading_20_2" text:outline-level="2">Ressources</text:h>
      <text:p text:style-name="P39"/>
      <text:list xml:id="list3519566480571649754" text:style-name="L3">
        <text:list-item>
          <text:p text:style-name="P59"><text:span text:style-name="T4">Django:</text:span> version 3.0.3</text:p>
        </text:list-item>
        <text:list-item>
          <text:p text:style-name="P59"><text:span text:style-name="T4">Nginx:</text:span> version 1.14</text:p>
        </text:list-item>
        <text:list-item>
          <text:p text:style-name="P55">Gunicorn: <text:span text:style-name="T6">version 20.0.4</text:span></text:p>
        </text:list-item>
        <text:list-item>
          <text:p text:style-name="P59"><text:span text:style-name="T4">Python:</text:span> version 3.8.2</text:p>
        </text:list-item>
        <text:list-item>
          <text:p text:style-name="P59"><text:span text:style-name="T4">Distribution: </text:span>LINUX seule</text:p>
        </text:list-item>
        <text:list-item>
          <text:p text:style-name="P60"><text:span text:style-name="T4">Système d'exploitation:</text:span> Ubuntu server 18.04</text:p>
        </text:list-item>
      </text:list>
      <text:p text:style-name="P28"/>
      <text:h text:style-name="Heading_20_1" text:outline-level="1">Procédure de déploiement</text:h>
      <text:h text:style-name="Heading_20_2" text:outline-level="2">Déploiement de l'Application Web</text:h>
      <text:h text:style-name="Heading_20_3" text:outline-level="3">Composition de l'application</text:h>
      <text:p text:style-name="Text_20_body"/>
      <text:list xml:id="list2796595381422876800" text:style-name="L4">
        <text:list-item>
          <text:p text:style-name="P65"><text:span text:style-name="T7">ocpizza :</text:span> Dossier contenant les fichiers de configuration (Django)</text:p>
          <text:list>
            <text:list-item>
              <text:p text:style-name="P56">settings: <text:span text:style-name="T11">Dossier contenant les paramètres</text:span></text:p>
              <text:list>
                <text:list-item>
                  <text:p text:style-name="P56">__init__.py<text:span text:style-name="T11">: réglages communs</text:span></text:p>
                </text:list-item>
                <text:list-item>
                  <text:p text:style-name="P56">production.py:<text:span text:style-name="T11"> réglages en production</text:span></text:p>
                </text:list-item>
              </text:list>
            </text:list-item>
            <text:list-item>
              <text:p text:style-name="P65"><text:span text:style-name="T7">requirements.txt :</text:span> ensemble des librairies nécessaires.</text:p>
            </text:list-item>
            <text:list-item>
              <text:p text:style-name="P65"><text:span text:style-name="T7">static :</text:span><text:span text:style-name="T12"> Dossier contenant</text:span> les 'static' : images, .CSS, .JS</text:p>
            </text:list-item>
          </text:list>
        </text:list-item>
        <text:list-item>
          <text:p text:style-name="P65"><text:span text:style-name="T7">product :</text:span> Dossier contenant les fichiers du package<text:span text:style-name="T13"> 'product'.</text:span></text:p>
        </text:list-item>
        <text:list-item>
          <text:p text:style-name="P65"><text:span text:style-name="T7">restaurant :</text:span> Dossier contenant les fichiers du package<text:span text:style-name="T13"> 'restaurant'.</text:span></text:p>
        </text:list-item>
        <text:list-item>
          <text:p text:style-name="P65"><text:span text:style-name="T7">user:</text:span> Dossier contenant les fichiers du package<text:span text:style-name="T13"> 'user'.</text:span></text:p>
        </text:list-item>
        <text:list-item>
          <text:p text:style-name="P65"><text:span text:style-name="T7">Docs : </text:span><text:span text:style-name="T6">Dossier contenant</text:span><text:span text:style-name="T11"> </text:span>la documentation</text:p>
        </text:list-item>
      </text:list>
      <text:h text:style-name="Heading_20_3" text:outline-level="3">Environnement de l’application web</text:h>
      <text:h text:style-name="Heading_20_4" text:outline-level="4">Variables d’environnement</text:h>
      <text:p text:style-name="Text_20_body"/>
      <text:p text:style-name="Text_20_body">Les variables d'environnement nécessaires seront dans les fichiers suivant:</text:p>
      <text:list xml:id="list34337632" text:continue-numbering="true" text:style-name="L4">
        <text:list-item>
          <text:p text:style-name="P65"><text:span text:style-name="T7">secrets : </text:span><text:span text:style-name="T6">Variables d'environnement </text:span></text:p>
        </text:list-item>
        <text:list-item>
          <text:p text:style-name="P65"><text:span text:style-name="T4">secretsenv:</text:span> Commandes d'exportation des variables</text:p>
        </text:list-item>
      </text:list>
      <text:p text:style-name="Text_20_body"><text:tab/>voir le contenu de ces fichiers en Annexe</text:p>
      <text:p text:style-name="Text_20_body">Ces fichiers seront dans le dossier <text:span text:style-name="T4">www</text:span></text:p>
      <text:p text:style-name="Text_20_body">se référer à la procédure de déploiemen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Répertoire de configuration applicatif</text:h>
      <text:p text:style-name="P39"/>
      <text:p text:style-name="Text_20_body">Les différents fichiers de configuration:</text:p>
      <text:list xml:id="list1342222633895588036" text:style-name="L5">
        <text:list-item>
          <text:p text:style-name="P66"><text:span text:style-name="T4">requirements.txt</text:span>: librairies à installer.</text:p>
        </text:list-item>
        <text:list-item>
          <text:p text:style-name="P66"><text:span text:style-name="T4">production.py</text:span>: fichier de configuration de django</text:p>
        </text:list-item>
        <text:list-item>
          <text:p text:style-name="P66"><text:span text:style-name="T4">Gunicorn</text:span>: </text:p>
          <text:list>
            <text:list-header>
              <text:p text:style-name="P66">ocpizza-gunicorn.service</text:p>
              <text:p text:style-name="P66">ocpizza-gunicorn.socket</text:p>
            </text:list-header>
          </text:list>
        </text:list-item>
        <text:list-item>
          <text:p text:style-name="P66"><text:span text:style-name="T4">Nginx</text:span>: ocpizza</text:p>
        </text:list-item>
      </text:list>
      <text:h text:style-name="Heading_20_3" text:outline-level="3">Déploiement</text:h>
      <text:p text:style-name="P40"/>
      <text:list xml:id="list34319856" text:continue-numbering="true" text:style-name="L5">
        <text:list-item>
          <text:p text:style-name="P57">Créer et connecter un utilisateur.</text:p>
          <text:list>
            <text:list-item>
              <text:p text:style-name="P57">Connection de l'utilisateur root:</text:p>
              <text:list>
                <text:list-header>
                  <text:p text:style-name="P69"><text:span text:style-name="T4">ssh</text:span> <text:span text:style-name="T7">root@{{AdresseIP}}</text:span></text:p>
                </text:list-header>
              </text:list>
              <text:p text:style-name="P67">Adresse ip et mot de passe fournis dans les mail de confirmation de location</text:p>
            </text:list-item>
            <text:list-item>
              <text:p text:style-name="P57">Création d'un utilisateur:</text:p>
              <text:list>
                <text:list-header>
                  <text:p text:style-name="P70">$ adduser {{NomUtilisateur}}</text:p>
                </text:list-header>
              </text:list>
              <text:p text:style-name="P67">le mot de passe utilisateur sera renseigné ici</text:p>
            </text:list-item>
            <text:list-item>
              <text:p text:style-name="P57">Ajout de l'utilisateur dans le groupe sudo:</text:p>
              <text:list>
                <text:list-header>
                  <text:p text:style-name="P70">$ usermod -aG sudo {{NomUtilisateur}}</text:p>
                </text:list-header>
              </text:list>
            </text:list-item>
            <text:list-item>
              <text:p text:style-name="P57">Connexion de l'utilisateur:</text:p>
              <text:list>
                <text:list-header>
                  <text:p text:style-name="P70">$ ssh {{NomUtilisateur}}@{{AdresseIP}}</text:p>
                </text:list-header>
              </text:list>
            </text:list-item>
            <text:list-item>
              <text:p text:style-name="P61">le mot de passe sera demandé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34320391" text:continue-numbering="true" text:style-name="L5">
        <text:list-item>
          <text:p text:style-name="P57"><text:soft-page-break/>Le Pare-feu:</text:p>
          <text:list>
            <text:list-item>
              <text:p text:style-name="P57">Configuration:</text:p>
              <text:list>
                <text:list-item>
                  <text:p text:style-name="P66">Vérification des apps enregistrées:</text:p>
                  <text:p text:style-name="P69"><text:span text:style-name="T4">$</text:span><text:span text:style-name="T7"> sudo ufw app list </text:span></text:p>
                </text:list-item>
                <text:list-item>
                  <text:p text:style-name="P66">Vérification du statut:</text:p>
                  <text:p text:style-name="P71">$ sudo ufw status </text:p>
                </text:list-item>
                <text:list-item>
                  <text:p text:style-name="P66">Authorisation d'OpenSSH</text:p>
                  <text:p text:style-name="P71">$ sudo ufw allow openSSH</text:p>
                </text:list-item>
              </text:list>
            </text:list-item>
            <text:list-item>
              <text:p text:style-name="P64">Activation:</text:p>
              <text:list>
                <text:list-header>
                  <text:p text:style-name="P70">$ sudo ufw enable</text:p>
                </text:list-header>
                <text:list-item>
                  <text:p text:style-name="P63">Vérification:</text:p>
                  <text:p text:style-name="P71">$ sudo ufw status</text:p>
                </text:list-item>
              </text:list>
            </text:list-item>
          </text:list>
        </text:list-item>
      </text:list>
      <text:p text:style-name="P32"/>
      <text:p text:style-name="P32"/>
      <text:list xml:id="list34310115" text:continue-numbering="true" text:style-name="L5">
        <text:list-item>
          <text:p text:style-name="P64">Mise a jour de la distributin LINUX:</text:p>
          <text:list>
            <text:list-item>
              <text:p text:style-name="P61">Récupérer les mises à jour:</text:p>
              <text:list>
                <text:list-header>
                  <text:p text:style-name="P71">$ sudo apt-get update</text:p>
                </text:list-header>
              </text:list>
            </text:list-item>
            <text:list-item>
              <text:p text:style-name="P61">installer les mises à jour:</text:p>
              <text:list>
                <text:list-header>
                  <text:p text:style-name="P71">$ sudo apt-get upgrade</text:p>
                </text:list-header>
              </text:list>
            </text:list-item>
          </text:list>
        </text:list-item>
      </text:list>
      <text:p text:style-name="P32"/>
      <text:list xml:id="list34327461" text:continue-numbering="true" text:style-name="L5">
        <text:list-item>
          <text:p text:style-name="P57">Dépendances du projet:</text:p>
          <text:list>
            <text:list-item>
              <text:p text:style-name="P67">Installation des dépendances:</text:p>
              <text:list>
                <text:list-header>
                  <text:p text:style-name="P71">$ sudo apt-get install python3-pip python3-dev libpq-dev postgresql postgresql-contrib nginx</text:p>
                </text:list-header>
              </text:list>
            </text:list-item>
          </text:list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34319692" text:continue-numbering="true" text:style-name="L5">
        <text:list-item>
          <text:p text:style-name="P64"><text:soft-page-break/>Configuration de PSQL:</text:p>
          <text:list>
            <text:list-item>
              <text:p text:style-name="P61">Connexion de l'utilsateur 'root':</text:p>
              <text:list>
                <text:list-header>
                  <text:p text:style-name="P70">$ sudo -u postgres psql</text:p>
                </text:list-header>
              </text:list>
            </text:list-item>
            <text:list-item>
              <text:p text:style-name="P61">Création de la base de donnée:</text:p>
              <text:list>
                <text:list-header>
                  <text:p text:style-name="P71">$ CREATE DATABASE {{NomDeLaBase}};</text:p>
                </text:list-header>
              </text:list>
            </text:list-item>
            <text:list-item>
              <text:p text:style-name="P67">Création de la base de donnée:</text:p>
              <text:list>
                <text:list-header>
                  <text:p text:style-name="P71">$ CREATE USER {{NomUtilisateur}} WITH PASWORD {{MotDePasse}};</text:p>
                </text:list-header>
              </text:list>
            </text:list-item>
            <text:list-item>
              <text:p text:style-name="P66"><text:span text:style-name="T11">Mise à jour des </text:span><text:span text:style-name="T6">paramètres</text:span><text:span text:style-name="T11">:</text:span></text:p>
              <text:list>
                <text:list-item>
                  <text:p text:style-name="P67">Paramètres Django:</text:p>
                  <text:p text:style-name="P71">$ ALTER ROLE {{NomUtilisateur}} SET client_encoding TO 'utf8';</text:p>
                  <text:p text:style-name="P70">$ ALTER ROLE {{NomUtilisateur}} default_transaction_isolation TO 'read committed';</text:p>
                  <text:p text:style-name="P70">$ ALTER ROLE {{NomUtilisateur}} SET timezone TO 'UTC';</text:p>
                </text:list-item>
                <text:list-item>
                  <text:p text:style-name="P66">Privilèges Administrateur:</text:p>
                  <text:p text:style-name="P71">$ GRANT ALL PRIVILEGES ON DATABASE <text:span text:style-name="T5">{{NomUtilisateur}}</text:span> TO {{NomDeLaBase}};</text:p>
                </text:list-item>
              </text:list>
            </text:list-item>
          </text:list>
        </text:list-item>
      </text:list>
      <text:p text:style-name="P30"/>
      <text:p text:style-name="P30"/>
      <text:list xml:id="list34313414" text:continue-numbering="true" text:style-name="L5">
        <text:list-item>
          <text:p text:style-name="P64">L'environnement:</text:p>
          <text:list>
            <text:list-item>
              <text:p text:style-name="P64"><text:span text:style-name="T11">Installation et mise à jour de</text:span> pip:</text:p>
              <text:list>
                <text:list-header>
                  <text:p text:style-name="P71">$ sudo -H pip3 install --<text:span text:style-name="T5">upgrade</text:span> pip</text:p>
                </text:list-header>
              </text:list>
            </text:list-item>
            <text:list-item>
              <text:p text:style-name="P66"><text:span text:style-name="T6">installation</text:span> de virtualenv</text:p>
              <text:list>
                <text:list-header>
                  <text:p text:style-name="P71">$ sudo -H <text:span text:style-name="T5">pip3</text:span> install virtualenv</text:p>
                </text:list-header>
              </text:list>
            </text:list-item>
          </text:list>
          <text:p text:style-name="P57"/>
        </text:list-item>
        <text:list-item>
          <text:p text:style-name="P57">Création d'un <text:span text:style-name="T5">dosier</text:span> www:</text:p>
          <text:list>
            <text:list-item>
              <text:list>
                <text:list-header>
                  <text:p text:style-name="P70">$ mkdir ~/www</text:p>
                </text:list-header>
              </text:list>
            </text:list-item>
            <text:list-item>
              <text:p text:style-name="P61">Vérification:</text:p>
              <text:list>
                <text:list-header>
                  <text:p text:style-name="P71"><text:span text:style-name="T5">$</text:span> ls</text:p>
                </text:list-header>
              </text:list>
            </text:list-item>
            <text:list-item>
              <text:p text:style-name="P61">Modification des permissions</text:p>
              <text:list>
                <text:list-header>
                  <text:p text:style-name="P70">$ chmod o-rw www</text:p>
                </text:list-header>
              </text:list>
            </text:list-item>
            <text:list-item>
              <text:p text:style-name="P61">Vérification des permissions:</text:p>
              <text:list>
                <text:list-header>
                  <text:p text:style-name="P71"><text:span text:style-name="T5">$</text:span> ls -l</text:p>
                </text:list-header>
              </text:list>
            </text:list-item>
          </text:list>
        </text:list-item>
      </text:list>
      <text:p text:style-name="P39"/>
      <text:list xml:id="list34324350" text:continue-numbering="true" text:style-name="L5">
        <text:list-item>
          <text:p text:style-name="P57"><text:soft-page-break/>Cloner le repo GitHub</text:p>
          <text:list>
            <text:list-item>
              <text:list>
                <text:list-header>
                  <text:p text:style-name="P71">$ git clone <text:span text:style-name="T5">https</text:span>://github.com/ITConsulting/ocpizza.git</text:p>
                </text:list-header>
              </text:list>
            </text:list-item>
          </text:list>
        </text:list-item>
      </text:list>
      <text:p text:style-name="P32"/>
      <text:list xml:id="list34326684" text:continue-numbering="true" text:style-name="L5">
        <text:list-item>
          <text:p text:style-name="P64">L'ennvironnement virtuel:</text:p>
          <text:list>
            <text:list-item>
              <text:p text:style-name="P61">Création:</text:p>
              <text:list>
                <text:list-header>
                  <text:p text:style-name="P71">$ virtualenv <text:span text:style-name="T5">ocpizzaenv</text:span></text:p>
                </text:list-header>
              </text:list>
            </text:list-item>
            <text:list-item>
              <text:p text:style-name="P66"><text:span text:style-name="T6">Activation</text:span>:</text:p>
              <text:list>
                <text:list-header>
                  <text:p text:style-name="P71">$ source ocpizzaenv/bin/activate</text:p>
                </text:list-header>
              </text:list>
            </text:list-item>
            <text:list-item>
              <text:p text:style-name="P66">installation des librairies:</text:p>
              <text:list>
                <text:list-header>
                  <text:p text:style-name="P71">$ pip install django gunicorn psycopg2</text:p>
                  <text:p text:style-name="P70">$ pip install -r requirements.txt</text:p>
                </text:list-header>
              </text:list>
            </text:list-item>
            <text:list-item>
              <text:p text:style-name="P66"><text:span text:style-name="T6">Récupérration</text:span> des variables:</text:p>
              <text:list>
                <text:list-header>
                  <text:p text:style-name="P69"><text:span text:style-name="T4">$ source ./</text:span><text:span text:style-name="T7">secretsenv</text:span></text:p>
                </text:list-header>
              </text:list>
            </text:list-item>
          </text:list>
        </text:list-item>
      </text:list>
      <text:p text:style-name="Text_20_body"/>
      <text:p text:style-name="Text_20_body"/>
      <text:list xml:id="list34327393" text:continue-numbering="true" text:style-name="L5">
        <text:list-item>
          <text:p text:style-name="P66"><text:span text:style-name="T7">Migrations</text:span>:</text:p>
          <text:list>
            <text:list-item>
              <text:list>
                <text:list-header>
                  <text:p text:style-name="P71">$ cd <text:span text:style-name="T5">ocpizza</text:span></text:p>
                  <text:p text:style-name="P71">$ python manage.py <text:span text:style-name="T5">makemigrations</text:span></text:p>
                  <text:p text:style-name="P71">$ python <text:span text:style-name="T5">manage.py</text:span> migrate</text:p>
                </text:list-header>
              </text:list>
            </text:list-item>
          </text:list>
        </text:list-item>
      </text:list>
      <text:p text:style-name="Text_20_body"/>
      <text:list xml:id="list34306794" text:continue-numbering="true" text:style-name="L5">
        <text:list-item>
          <text:p text:style-name="P57">Fichiers statiques:</text:p>
          <text:list>
            <text:list-item>
              <text:list>
                <text:list-header>
                  <text:p text:style-name="P70">$ python manage.py collecstatic</text:p>
                </text:list-header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4328130" text:continue-numbering="true" text:style-name="L5">
        <text:list-item>
          <text:p text:style-name="P64"><text:soft-page-break/>Fichiers de configuration:</text:p>
          <text:list>
            <text:list-item>
              <text:p text:style-name="P64">Gunicorn:</text:p>
              <text:list>
                <text:list-header>
                  <text:p text:style-name="P70">$ cd /etc/systemd/system</text:p>
                </text:list-header>
                <text:list-item>
                  <text:p text:style-name="P61">Création du fichier ocpizza-gunicorn.service:</text:p>
                  <text:p text:style-name="P70">$ sudo vi ocpizza-gunicorn.service</text:p>
                </text:list-item>
              </text:list>
            </text:list-item>
          </text:list>
        </text:list-item>
      </text:list>
      <text:p text:style-name="P30"><text:tab/><text:tab/><text:span text:style-name="T13">voir le contenu en annexe</text:span></text:p>
      <text:list xml:id="list34329099" text:continue-numbering="true" text:style-name="L5">
        <text:list-item>
          <text:list>
            <text:list-item>
              <text:list>
                <text:list-item>
                  <text:p text:style-name="P66"><text:span text:style-name="T6">enregistrer</text:span>:</text:p>
                  <text:p text:style-name="P70">echap puis :wq</text:p>
                </text:list-item>
                <text:list-item>
                  <text:p text:style-name="P61">Création du fichier ocpizza-gunicorn.socket:</text:p>
                  <text:p text:style-name="P70">$ sudo vi ocpizza-gunicorn.socket</text:p>
                </text:list-item>
              </text:list>
            </text:list-item>
          </text:list>
        </text:list-item>
      </text:list>
      <text:p text:style-name="P30"><text:tab/><text:tab/>voir le contenu en annexe</text:p>
      <text:list xml:id="list34316847" text:continue-numbering="true" text:style-name="L5">
        <text:list-item>
          <text:list>
            <text:list-item>
              <text:list>
                <text:list-header>
                  <text:p text:style-name="P61"/>
                </text:list-header>
              </text:list>
            </text:list-item>
            <text:list-item>
              <text:p text:style-name="P66"><text:span text:style-name="T7">Nginx</text:span><text:span text:style-name="T5">:</text:span></text:p>
              <text:list>
                <text:list-header>
                  <text:p text:style-name="P70">$ cd etc/nginx/sites-available</text:p>
                </text:list-header>
                <text:list-item>
                  <text:p text:style-name="P61">Création du fichier ocpizza:</text:p>
                  <text:p text:style-name="P70">$ sudo vi ocpizza</text:p>
                </text:list-item>
              </text:list>
            </text:list-item>
          </text:list>
        </text:list-item>
      </text:list>
      <text:p text:style-name="P30"><text:tab/><text:tab/><text:span text:style-name="T13">voir le contenu en annexe</text:span></text:p>
      <text:list xml:id="list34332791" text:continue-numbering="true" text:style-name="L5">
        <text:list-item>
          <text:list>
            <text:list-item>
              <text:list>
                <text:list-header>
                  <text:p text:style-name="P61"/>
                </text:list-header>
              </text:list>
            </text:list-item>
            <text:list-item>
              <text:p text:style-name="P66"><text:span text:style-name="T7">Activation</text:span><text:span text:style-name="T5">:</text:span></text:p>
              <text:list>
                <text:list-header>
                  <text:p text:style-name="P70">$ sudo systemctl start ocpizza-gunicorn <text:s text:c="8"/></text:p>
                  <text:p text:style-name="P70">$ sudo systemctl enable ocpizza-gunicorn</text:p>
                  <text:p text:style-name="P70">$ sudo ln -s /etc/nginx/sites-available/ocpizza/ etc/nginx/sites-enabled</text:p>
                  <text:p text:style-name="P70">$ sudo systemctl restart nginx</text:p>
                  <text:p text:style-name="P70">$ sudo ufw allow 'Nginx Full'</text:p>
                </text:list-header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Vérifications</text:h>
      <text:p text:style-name="Text_20_body">Afin de vérifier le bon déploiement de l’application:</text:p>
      <text:p text:style-name="Text_20_body"/>
      <text:list xml:id="list34313715" text:continue-numbering="true" text:style-name="L5">
        <text:list-item>
          <text:list>
            <text:list-item>
              <text:list>
                <text:list-item>
                  <text:p text:style-name="P66"><text:span text:style-name="T6">Vérification </text:span><text:span text:style-name="T7">Nginx</text:span>:</text:p>
                  <text:p text:style-name="P70">$ systemctl status nginx</text:p>
                </text:list-item>
              </text:list>
            </text:list-item>
          </text:list>
        </text:list-item>
      </text:list>
      <text:p text:style-name="Text_20_body"><text:tab/><text:tab/>doit retourner <text:span text:style-name="T4">active (running)</text:span></text:p>
      <text:list xml:id="list34336571" text:continue-numbering="true" text:style-name="L5">
        <text:list-item>
          <text:list>
            <text:list-item>
              <text:list>
                <text:list-header>
                  <text:p text:style-name="P61"/>
                </text:list-header>
                <text:list-item>
                  <text:p text:style-name="P61">Vérification <text:span text:style-name="T4">Psql</text:span>:</text:p>
                  <text:list>
                    <text:list-item>
                      <text:p text:style-name="P61">vérifier que le dossier de configuration existe:</text:p>
                    </text:list-item>
                  </text:list>
                  <text:p text:style-name="P70">$ stat /etc/postgresql</text:p>
                  <text:list text:continue-numbering="true">
                    <text:list-item>
                      <text:p text:style-name="P61">vérifier le statut:</text:p>
                    </text:list-item>
                  </text:list>
                  <text:p text:style-name="P70">systemctl status postgresql</text:p>
                </text:list-item>
              </text:list>
            </text:list-item>
          </text:list>
        </text:list-item>
      </text:list>
      <text:p text:style-name="P29"><text:tab/><text:tab/>doit retourner <text:span text:style-name="T4">active (exited)</text:span></text:p>
      <text:p text:style-name="P32"/>
      <text:h text:style-name="Heading_20_1" text:outline-level="1">Procédure de démarrage / arrêt</text:h>
      <text:h text:style-name="Heading_20_2" text:outline-level="2">Base de données</text:h>
      <text:p text:style-name="Text_20_body">La base de données Psql démarre automatiquement avec l'aplication.</text:p>
      <text:h text:style-name="P47" text:outline-level="3">Démarrage:</text:h>
      <text:list xml:id="list34330156" text:continue-numbering="true" text:style-name="L5">
        <text:list-header>
          <text:p text:style-name="P70">$ sudo service postgresql start</text:p>
          <text:list>
            <text:list-item>
              <text:list>
                <text:list-item>
                  <text:list>
                    <text:list-item>
                      <text:p text:style-name="P61">vérifier le statut:</text:p>
                    </text:list-item>
                  </text:list>
                  <text:p text:style-name="P70">$ systemctl status postgresql</text:p>
                </text:list-item>
              </text:list>
            </text:list-item>
          </text:list>
        </text:list-header>
      </text:list>
      <text:p text:style-name="P29"><text:span text:style-name="T9"><text:tab/><text:tab/></text:span><text:span text:style-name="T14">doit retourner </text:span><text:span text:style-name="T4">active (exited)</text:span></text:p>
      <text:h text:style-name="P47" text:outline-level="3">Arrêt:</text:h>
      <text:list xml:id="list34335020" text:continue-numbering="true" text:style-name="L5">
        <text:list-header>
          <text:p text:style-name="P70">$ sudo service postgresql stop</text:p>
        </text:list-header>
      </text:list>
      <text:p text:style-name="Text_20_body"/>
      <text:h text:style-name="Heading_20_2" text:outline-level="2">Application web</text:h>
      <text:h text:style-name="P47" text:outline-level="3">Démarrage:</text:h>
      <text:p text:style-name="P33">Nécessite un démarrage des services Gunicorn et Nginx:</text:p>
      <text:list xml:id="list34322471" text:continue-numbering="true" text:style-name="L5">
        <text:list-header>
          <text:p text:style-name="P70">$ sudo systemctl start purbeurre-gunicorn</text:p>
          <text:p text:style-name="P70">$ sudo systemctl start nginx</text:p>
        </text:list-header>
      </text:list>
      <text:h text:style-name="P47" text:outline-level="3">Arrêt:</text:h>
      <text:p text:style-name="P33">Nécessite un arrêt des services Gunicorn et Nginx:</text:p>
      <text:list xml:id="list34329841" text:continue-numbering="true" text:style-name="L5">
        <text:list-header>
          <text:p text:style-name="P70">$ sudo systemctl stop purbeurre-gunicorn</text:p>
          <text:p text:style-name="P70">$ sudo systemctl stop nginx</text:p>
        </text:list-header>
      </text:list>
      <text:p text:style-name="Text_20_body"/>
      <text:p text:style-name="P32"/>
      <text:p text:style-name="P32"/>
      <text:p text:style-name="P32"/>
      <text:p text:style-name="P32"/>
      <text:h text:style-name="Heading_20_1" text:outline-level="1">Procédure de mise à jour</text:h>
      <text:p text:style-name="P41"/>
      <text:p text:style-name="P41">Toutes modifications apportées à Django nécessite un redémarrage</text:p>
      <text:list xml:id="list34323543" text:continue-numbering="true" text:style-name="L5">
        <text:list-header>
          <text:p text:style-name="P70">$ sudo systemctl restart purbeurre-gunicorn</text:p>
        </text:list-header>
      </text:list>
      <text:p text:style-name="Text_20_body"/>
      <text:p text:style-name="Text_20_body">Toutes modification apportées à Nginx nécessite un redémarrage</text:p>
      <text:list xml:id="list34307089" text:continue-numbering="true" text:style-name="L5">
        <text:list-header>
          <text:p text:style-name="P70">$ sudo systemctl restart nginx</text:p>
        </text:list-header>
      </text:list>
      <text:p text:style-name="P29"/>
      <text:h text:style-name="Heading_20_2" text:outline-level="2">Base de données</text:h>
      <text:list xml:id="list34311574" text:continue-numbering="true" text:style-name="L5">
        <text:list-item>
          <text:p text:style-name="P66"><text:span text:style-name="T7">Migrations</text:span>:</text:p>
          <text:list>
            <text:list-item>
              <text:list>
                <text:list-header>
                  <text:p text:style-name="P71">$ cd <text:span text:style-name="T5">ocpizza</text:span></text:p>
                  <text:p text:style-name="P71">$ python manage.py <text:span text:style-name="T5">makemigrations</text:span></text:p>
                  <text:p text:style-name="P71">$ python <text:span text:style-name="T5">manage.py</text:span> migrate</text:p>
                </text:list-header>
              </text:list>
            </text:list-item>
          </text:list>
        </text:list-item>
      </text:list>
      <text:p text:style-name="Text_20_body"/>
      <text:list xml:id="list34312095" text:continue-numbering="true" text:style-name="L5">
        <text:list-header>
          <text:p text:style-name="P70">$ sudo systemctl restart purbeurre-gunicorn</text:p>
        </text:list-header>
      </text:list>
      <text:p text:style-name="Text_20_body"/>
      <text:h text:style-name="Heading_20_2" text:outline-level="2">Application web</text:h>
      <text:p text:style-name="Text_20_body"/>
      <text:list xml:id="list34319272" text:continue-numbering="true" text:style-name="L5">
        <text:list-item>
          <text:p text:style-name="P57">Fichiers statiques:</text:p>
          <text:list>
            <text:list-item>
              <text:list>
                <text:list-header>
                  <text:p text:style-name="P70">$ python manage.py collecstatic</text:p>
                </text:list-header>
              </text:list>
            </text:list-item>
          </text:list>
        </text:list-item>
      </text:list>
      <text:p text:style-name="Text_20_body"/>
      <text:list xml:id="list34332494" text:continue-numbering="true" text:style-name="L5">
        <text:list-header>
          <text:p text:style-name="P70">$ sudo systemctl restart purbeurre-gunicorn</text:p>
        </text:list-header>
      </text:list>
      <text:h text:style-name="Heading_20_1" text:outline-level="1">Supervision/Monitoring</text:h>
      <text:h text:style-name="Heading_20_2" text:outline-level="2">Supervision de l’application web</text:h>
      <text:p text:style-name="Text_20_body"><text:span text:style-name="T4">OVH</text:span> fournit un monitoring permettant de contrôler l'utilisation:</text:p>
      <text:list xml:id="list34316944" text:continue-numbering="true" text:style-name="L5">
        <text:list-item>
          <text:p text:style-name="P61">Du <text:span text:style-name="T4">processeur</text:span></text:p>
        </text:list-item>
        <text:list-item>
          <text:p text:style-name="P61">De la <text:span text:style-name="T4">RAM</text:span></text:p>
        </text:list-item>
        <text:list-item>
          <text:p text:style-name="P61">Du <text:span text:style-name="T4">trafic</text:span></text:p>
        </text:list-item>
      </text:list>
      <text:p text:style-name="P30"/>
      <text:p text:style-name="P30">Ces informations seront disponibles sur le site OVH</text:p>
      <text:p text:style-name="Text_20_body"><text:a xlink:type="simple" xlink:href="https://www.ovh.com/manager/dedicated/#/iaas/vps/NomDuVps.ovh.net/monitoring" text:style-name="Internet_20_link" text:visited-style-name="Visited_20_Internet_20_Link"><text:span text:style-name="T15">https://www.ovh.com/manager/dedicated/#/iaas/vps/</text:span></text:a><text:a xlink:type="simple" xlink:href="https://www.ovh.com/manager/dedicated/#/iaas/vps/NomDuVps.ovh.net/monitoring" text:style-name="Internet_20_link" text:visited-style-name="Visited_20_Internet_20_Link"><text:span text:style-name="T16">NomDuVps</text:span></text:a><text:a xlink:type="simple" xlink:href="https://www.ovh.com/manager/dedicated/#/iaas/vps/NomDuVps.ovh.net/monitoring" text:style-name="Internet_20_link" text:visited-style-name="Visited_20_Internet_20_Link"><text:span text:style-name="T15">.ovh.net/monitoring</text:span></text:a></text:p>
      <text:p text:style-name="P36"/>
      <text:p text:style-name="P32">Possibilité de suivre des <text:span text:style-name="T13">logs </text:span>avec une application de traçage</text:p>
      <text:p text:style-name="P32"/>
      <text:p text:style-name="P30">exemple avec l'application <text:span text:style-name="T4">sentry</text:span> les logs seront consutables ici:</text:p>
      <text:p text:style-name="Text_20_body"><text:a xlink:type="simple" xlink:href="https://sentry.io/organizations/ocpizza/issues/?project" text:style-name="Internet_20_link" text:visited-style-name="Visited_20_Internet_20_Link">https://sentry.io/organizations/ocpizza/issues/?project</text:a><text:span text:style-name="T17">={{NuméroProjet}}</text:span></text:p>
      <text:p text:style-name="Text_20_body"/>
      <text:p text:style-name="P32"/>
      <text:p text:style-name="P30">Les log peuvent permettre de tracer des événements comme :</text:p>
      <text:list xml:id="list7549495466768549689" text:style-name="L6">
        <text:list-item>
          <text:p text:style-name="P62">Une nouvelle inscription</text:p>
        </text:list-item>
        <text:list-item>
          <text:p text:style-name="P62">Un panier abandoné</text:p>
          <text:p text:style-name="P68"/>
        </text:list-item>
      </text:list>
      <text:p text:style-name="P36"/>
      <text:p text:style-name="Text_20_body"/>
      <text:h text:style-name="Heading_20_1" text:outline-level="1">Annexes</text:h>
      <text:p text:style-name="Text_20_body"/>
      <text:p text:style-name="P39">Gunicorn:</text:p>
      <text:p text:style-name="P39"/>
      <text:p text:style-name="Text_20_body"><text:tab/>Fichier purbeurre-gunicorn.service:</text:p>
      <text:list xml:id="list34315740" text:continue-list="list34316944" text:style-name="L5">
        <text:list-header>
          <text:p text:style-name="P70">[Service]</text:p>
          <text:p text:style-name="P70">EnvironmentFile=/home/ocpizza/www/secrets</text:p>
          <text:p text:style-name="P70">User=ocpizza</text:p>
          <text:p text:style-name="P70">Group=www-data</text:p>
          <text:p text:style-name="P70">WorkingDirectory=/home/ocpizza/www/ocpizza</text:p>
          <text:p text:style-name="P70">ExecStart=/home/ocpizza/www/purbeurreenv/bin/gunicorn \</text:p>
          <text:p text:style-name="P70">--access-logfile - \</text:p>
          <text:p text:style-name="P70">--workers 3 \</text:p>
          <text:p text:style-name="P70">--bind unix:/run/ocpizza-gunicorn.sock \</text:p>
          <text:p text:style-name="P70">ocpizza.wsgi:application</text:p>
          <text:p text:style-name="P70"/>
          <text:p text:style-name="P70">[Install]</text:p>
          <text:p text:style-name="P70">WantedBy=multi-user.target</text:p>
        </text:list-header>
      </text:list>
      <text:p text:style-name="Text_20_body"/>
      <text:p text:style-name="Text_20_body"><text:tab/>Fichier purbeurre-gunicorn.socket:</text:p>
      <text:list xml:id="list34307505" text:continue-numbering="true" text:style-name="L5">
        <text:list-header>
          <text:p text:style-name="P70">[Unit]</text:p>
          <text:p text:style-name="P70">Description=gunicorn socket</text:p>
          <text:p text:style-name="P70"/>
          <text:p text:style-name="P70">[Socket]</text:p>
          <text:p text:style-name="P70">ListenStream=/run/ocpizza-gunicorn.socket</text:p>
          <text:p text:style-name="P70"/>
          <text:p text:style-name="P70">[Install]</text:p>
          <text:p text:style-name="P70">WantedBy=sockets.target</text:p>
        </text:list-header>
      </text:list>
      <text:p text:style-name="Text_20_body"/>
      <text:p text:style-name="Text_20_body"/>
      <text:p text:style-name="Text_20_body"/>
      <text:p text:style-name="Text_20_body"/>
      <text:p text:style-name="P39"><text:soft-page-break/>Nginx:</text:p>
      <text:p text:style-name="P39"/>
      <text:p text:style-name="Text_20_body"><text:tab/>Fichier purbeurre:</text:p>
      <text:list xml:id="list34326082" text:continue-numbering="true" text:style-name="L5">
        <text:list-header>
          <text:p text:style-name="P70">server {</text:p>
          <text:p text:style-name="P70"><text:s text:c="4"/>server_name <text:span text:style-name="T11">NomDuServeur</text:span>;</text:p>
          <text:p text:style-name="P70"/>
          <text:p text:style-name="P70"><text:s text:c="4"/>location /staticfiles/ {</text:p>
          <text:p text:style-name="P70"><text:s text:c="12"/>root /home/ocpizza/www/ocpizza/ocpizza;</text:p>
          <text:p text:style-name="P70"><text:s text:c="4"/>}</text:p>
          <text:p text:style-name="P70"/>
          <text:p text:style-name="P70"><text:s text:c="4"/>location / {</text:p>
          <text:p text:style-name="P70"><text:s text:c="12"/>include proxy_params;</text:p>
          <text:p text:style-name="P70"><text:s text:c="12"/>proxy_pass http://unix:/run/ocpizza-gunicorn.sock;</text:p>
          <text:p text:style-name="P70"><text:s text:c="4"/>}</text:p>
        </text:list-header>
      </text:list>
      <text:p text:style-name="P32"/>
      <text:p text:style-name="P32"/>
      <text:p text:style-name="P32">Environnement:</text:p>
      <text:p text:style-name="P32"/>
      <text:p text:style-name="P29"><text:tab/>Fichier secrets:</text:p>
      <text:list xml:id="list34331857" text:continue-numbering="true" text:style-name="L5">
        <text:list-header>
          <text:p text:style-name="P70">SECRET_KEY='<text:span text:style-name="T11">CléSecrèteDjango</text:span>'</text:p>
          <text:p text:style-name="P70">DB_NAME='<text:span text:style-name="T11">NomDeLaBase</text:span>'</text:p>
          <text:p text:style-name="P70">DB_USER='<text:span text:style-name="T11">NomUtilisateur</text:span>'</text:p>
          <text:p text:style-name="P70">DB_PASSWORD='<text:span text:style-name="T11">MotDePasseUtilisateur</text:span>'</text:p>
          <text:p text:style-name="P70">DJANGO_SETTINGS_MODULE='<text:span text:style-name="T11">ocpizza.settings.production</text:span>'</text:p>
        </text:list-header>
      </text:list>
      <text:p text:style-name="P32"/>
      <text:p text:style-name="P12"><text:tab/>Fichier secretsenv:</text:p>
      <text:list xml:id="list34311954" text:continue-numbering="true" text:style-name="L5">
        <text:list-header>
          <text:p text:style-name="P70">export SECRET_KEY='<text:span text:style-name="T11">CléSecrèteDjango</text:span>'</text:p>
          <text:p text:style-name="P70">export DB_NAME='<text:span text:style-name="T11">NomDeLaBase</text:span>'</text:p>
          <text:p text:style-name="P70">export DB_USER='<text:span text:style-name="T11">NomUtilisateur</text:span>'</text:p>
          <text:p text:style-name="P70">export DB_PASSWORD='<text:span text:style-name="T11">MotDePasseUtilisateur</text:span>'</text:p>
          <text:p text:style-name="P70">export DJANGO_SETTINGS_MODULE='<text:span text:style-name="T11">ocpizza.settings.production</text:span>'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Unknown" svg:font-family="Unknown"/>
    <style:font-face style:name="Courier New1" svg:font-family="'Courier New'" style:font-family-generic="modern"/>
    <style:font-face style:name="LiberationSerif" svg:font-family="LiberationSerif" style:font-family-generic="roma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Sans" svg:font-family="Open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4pt" fo:font-style="italic" fo:text-shadow="none" style:text-underline-style="none" fo:font-weight="bold" style:font-name-asian="Albany" style:font-size-asian="24pt" style:font-style-asian="italic" style:font-weight-asian="bold" style:font-name-complex="Albany" style:font-size-complex="24pt" style:font-style-complex="italic" style:font-weight-complex="bold"/>
    </style:style>
    <style:style style:name="Objets_20_d_27_arrière-plan" style:display-name="Objets d'arrière-plan" style:family="paragraph">
      <style:paragraph-properties style:text-autospace="none"/>
      <style:text-properties style:font-name="Thorndale" style:font-name-asian="Thorndale" style:font-name-complex="Thorndal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align="start" style:justify-single-word="false" fo:text-indent="-0.801cm" style:auto-text-indent="false">
        <style:tab-stops/>
      </style:paragraph-properties>
      <style:text-properties style:use-window-font-color="true" style:font-name="Arial" fo:font-size="32pt" style:letter-kerning="true" style:font-name-asian="Arial" style:font-size-asian="32pt" style:font-name-complex="Arial" style:font-size-complex="32pt" style:text-emphasize="none" style:text-overline-style="none" style:text-overline-color="font-color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8pt" style:font-size-asian="28pt" style:font-size-complex="28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Caractères_20_de_20_numérotation" style:display-name="Caractères de numérotation" style:family="paragraph">
      <style:paragraph-properties style:text-autospace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lyt-darkblue_7e_LT_7e_Gliederung_20_1" style:display-name="lyt-darkblue~LT~Gliederung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Gliederung_20_2" style:display-name="lyt-darkblue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</style:style>
    <style:style style:name="lyt-darkblue_7e_LT_7e_Gliederung_20_3" style:display-name="lyt-darkblue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</style:style>
    <style:style style:name="lyt-darkblue_7e_LT_7e_Gliederung_20_4" style:display-name="lyt-darkblue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lyt-darkblue_7e_LT_7e_Gliederung_20_5" style:display-name="lyt-darkblue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darkblue_7e_LT_7e_Gliederung_20_6" style:display-name="lyt-darkblue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lyt-darkblue_7e_LT_7e_Gliederung_20_7" style:display-name="lyt-darkblue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lyt-darkblue_7e_LT_7e_Gliederung_20_8" style:display-name="lyt-darkblue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darkblue_7e_LT_7e_Gliederung_20_9" style:display-name="lyt-darkblue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4pt" fo:font-style="italic" fo:text-shadow="none" style:text-underline-style="none" fo:font-weight="bold" style:font-name-asian="Albany" style:font-size-asian="24pt" style:font-style-asian="italic" style:font-weight-asian="bold" style:font-name-complex="Albany" style:font-size-complex="24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.6cm" fo:margin-right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Puce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style:min-row-height="1.323cm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6" style:family="paragraph" style:parent-style-name="Table_20_Contents">
      <style:text-properties style:font-name="DejaVu Sans2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de gestion de Pizzerias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1</text:user-defined></text:p>
              <text:p text:style-name="MP5">Date : <text:user-defined style:data-style-name="N36" text:name="Version_Date">01/05/2020</text:user-defined></text:p>
              <text:p text:style-name="MP5">Page : <text:page-number text:select-page="current">2</text:page-number> / <text:page-count>18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Standard"><draw:frame draw:style-name="Mfr1" draw:name="images1" text:anchor-type="paragraph" svg:x="-0.191cm" svg:y="-1.621cm" svg:width="4.318cm" svg:height="2.946cm" draw:z-index="1"><draw:image xlink:href="Pictures/100002010000033B0000023C16F077CD.pn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1.842cm" svg:y="-1.388cm" svg:width="6.477cm" svg:height="2.591cm" draw:z-index="0"><draw:image xlink:href="Pictures/100002010000033D0000014B2B036461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/> / <text:page-count>18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print-date>2020-04-26T17:10:24.23</meta:print-date>
    <meta:document-statistic meta:table-count="6" meta:image-count="2" meta:object-count="0" meta:page-count="18" meta:paragraph-count="345" meta:word-count="1631" meta:character-count="10696"/>
    <meta:user-defined meta:name="Auteur">Sylvain Rieutor</meta:user-defined>
    <meta:user-defined meta:name="Auteur_Role">Dévelopeur</meta:user-defined>
    <meta:user-defined meta:name="Client">OC Pizza</meta:user-defined>
    <meta:user-defined meta:name="Entreprise">IT Consulting &amp; Development</meta:user-defined>
    <meta:user-defined meta:name="Projet" meta:value-type="string">Système de gestion de Pizzerias</meta:user-defined>
    <meta:user-defined meta:name="Version" meta:value-type="string">1</meta:user-defined>
    <meta:user-defined meta:name="Version_Date" meta:value-type="date">2020-05-01</meta:user-defined>
  </office:meta>
</office:document-meta>
</file>